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ad9" officeooo:paragraph-rsid="000cdad9"/>
    </style:style>
    <style:style style:name="P2" style:family="paragraph" style:parent-style-name="Standard">
      <style:text-properties style:text-underline-style="none" officeooo:rsid="00117c09" officeooo:paragraph-rsid="00149499"/>
    </style:style>
    <style:style style:name="P3" style:family="paragraph" style:parent-style-name="Standard">
      <style:text-properties fo:font-style="italic" style:text-underline-style="none" officeooo:rsid="0013204e" officeooo:paragraph-rsid="0013204e" style:font-style-asian="italic" style:font-style-complex="italic"/>
    </style:style>
    <style:style style:name="P4" style:family="paragraph" style:parent-style-name="Standard">
      <style:text-properties style:text-underline-style="solid" style:text-underline-width="auto" style:text-underline-color="font-color" officeooo:rsid="0016f182" officeooo:paragraph-rsid="0016f182"/>
    </style:style>
    <style:style style:name="P5" style:family="paragraph" style:parent-style-name="Standard">
      <style:text-properties style:text-underline-style="solid" style:text-underline-width="auto" style:text-underline-color="font-color" officeooo:rsid="000e84a4" officeooo:paragraph-rsid="000e84a4"/>
    </style:style>
    <style:style style:name="P6" style:family="paragraph" style:parent-style-name="Standard">
      <style:text-properties style:text-underline-style="none" officeooo:rsid="00117c09" officeooo:paragraph-rsid="00149499"/>
    </style:style>
    <style:style style:name="P7" style:family="paragraph" style:parent-style-name="Standard">
      <style:text-properties officeooo:rsid="000cdad9" officeooo:paragraph-rsid="000cdad9"/>
    </style:style>
    <style:style style:name="P8" style:family="paragraph" style:parent-style-name="Standard">
      <style:text-properties officeooo:rsid="000e84a4" officeooo:paragraph-rsid="000e84a4"/>
    </style:style>
    <style:style style:name="P9" style:family="paragraph" style:parent-style-name="Standard">
      <style:text-properties officeooo:rsid="0016f182" officeooo:paragraph-rsid="0016f182"/>
    </style:style>
    <style:style style:name="T1" style:family="text">
      <style:text-properties officeooo:rsid="00149499"/>
    </style:style>
    <style:style style:name="T2" style:family="text">
      <style:text-properties officeooo:rsid="0015829a"/>
    </style:style>
    <style:style style:name="T3" style:family="text">
      <style:text-properties officeooo:rsid="0016f182"/>
    </style:style>
    <style:style style:name="T4" style:family="text">
      <style:text-properties officeooo:rsid="00184e82"/>
    </style:style>
    <style:style style:name="T5" style:family="text">
      <style:text-properties officeooo:rsid="001a215c"/>
    </style:style>
    <style:style style:name="T6" style:family="text">
      <style:text-properties officeooo:rsid="001ba5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UR PRISE EN MAIN DU REPOSITORY :</text:p>
      <text:p text:style-name="P4"/>
      <text:p text:style-name="P2">→ p<text:span text:style-name="T1">ip install requirement</text:span></text:p>
      <text:p text:style-name="P2">(À régler.. problème de compatibilité pour le module sentence_transformers…<text:span text:style-name="T3">)</text:span></text:p>
      <text:p text:style-name="P2"/>
      <text:p text:style-name="P2">→ <text:span text:style-name="T1">les données à telecharger (ok)</text:span></text:p>
      <text:p text:style-name="P2"/>
      <text:p text:style-name="P2">→ <text:span text:style-name="T1">les scripts à rendre executable </text:span><text:span text:style-name="T3">(pas besoin normalement depuis le fork de hippolyte456)</text:span></text:p>
      <text:p text:style-name="P2"/>
      <text:p text:style-name="P2">→ <text:span text:style-name="T2">ça tourne mais ça va etre looong … a voir quel GPU on utilise // cb d’epochs on met pour que ça aille plus vite ?</text:span></text:p>
      <text:p text:style-name="P2"/>
      <text:p text:style-name="P2"/>
      <text:p text:style-name="P3"/>
      <text:p text:style-name="P4">RESULTATS À REPRODUIRE :</text:p>
      <text:p text:style-name="P1"/>
      <text:p text:style-name="P1">→jeu de données MNIST</text:p>
      <text:p text:style-name="P1"/>
      <text:p text:style-name="P1">→ jeu de données IMDB and WINES</text:p>
      <text:p text:style-name="P1"/>
      <text:p text:style-name="P1">→ CIFAR </text:p>
      <text:p text:style-name="P1"/>
      <text:p text:style-name="P8">+in-depth analysis ? </text:p>
      <text:p text:style-name="P8"/>
      <text:p text:style-name="P8">→ <text:span text:style-name="T4">SI ON VEUT VRAIMENT SE CHAUFFER… on améliore la reproductibilité d</text:span><text:span text:style-name="T5">e l’article </text:span><text:span text:style-name="T4">en faisant comme en hackathon de la contenérisation </text:span><text:span text:style-name="T6">(j’imagine que c’est pas ce que veut A.Cornuéjols mais il faudrait lui demander)<text:tab/></text:span></text:p>
      <text:p text:style-name="P5"/>
      <text:p text:style-name="P5"/>
      <text:p text:style-name="P4">PROBLEMES RENCONTRÉS :</text:p>
      <text:p text:style-name="P9"/>
      <text:p text:style-name="P9">→ Cette erreur quand on lance le training pour reproduction resultats de la partie digit :</text:p>
      <text:p text:style-name="P9">./scripts/script_hippo_digit.sh : ligne 10 : 95085 Erreur de segmentation <text:s/>(core dumped) python train-neural.py --epochs=5 --activation=relu --arch=ff --beta_simp=2000 --dataset=mnist_back_image --iterations_simp=1 --lr_clf=0.0001 --lr_simp=0.0001 --n_deep=4 --n_filters_base=64 --ratio_simp=0.25 --scaling=quadratic --sigmoid_postprocessing=no --simplifier=unet --target_conditioning=yes --weight_decay_clf=0.0001 --weight_decay_simp=0.00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23:17:16.763226487</meta:creation-date>
    <dc:date>2023-01-31T15:24:56.533821791</dc:date>
    <meta:editing-duration>PT3H31M2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87" meta:character-count="1242" meta:non-whitespace-character-count="1083"/>
  </office:meta>
</office:document-meta>
</file>